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87d7b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7d7b" officeooo:paragraph-rsid="00187d7b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87d7b" style:font-style-asian="normal" style:font-weight-asian="normal"/>
    </style:style>
    <style:style style:name="T4" style:family="text">
      <style:text-properties officeooo:rsid="00187d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0th</text:span> of <text:span text:style-name="T4">January</text:span> 202<text:span text:style-name="T4">1</text:span> under the <text:span text:style-name="T4">38th</text:span> PA Meeting.</text:p>
      <text:p text:style-name="P1"/>
      <text:p text:style-name="P1">The Assembly, recognising the current situation,</text:p>
      <text:p text:style-name="P1"/>
      <text:p text:style-name="P5">Constitutes the need to amend the name of the anthem of the PA to “No Parentland Without You”, replacing “No Motherland Without You”, while retaining the same instrumental.</text:p>
      <text:p text:style-name="P1"/>
      <text:p text:style-name="P1">And proceeds.</text:p>
      <text:p text:style-name="P1"/>
      <text:p text:style-name="P1">Signed by,</text:p>
      <text:p text:style-name="P5">ChairmanSteven</text:p>
      <text:p text:style-name="P5">_yoran_</text:p>
      <text:p text:style-name="P1"/>
      <text:p text:style-name="P1"/>
      <text:p text:style-name="P1"/>
      <text:p text:style-name="P3"><text:span text:style-name="T1">[</text:span><text:span text:style-name="T2">Motion 38-2: To instate genderneutrality in the PA</text:span><text:span text:style-name="T3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1-21T12:21:49.866071261</dc:date>
    <meta:editing-duration>PT1M40S</meta:editing-duration>
    <meta:editing-cycles>3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8" meta:word-count="63" meta:character-count="403" meta:non-whitespace-character-count="348"/>
  </office:meta>
</office:document-meta>
</file>